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C000000A0EBC0F7B3CCB4AFDC.png" manifest:media-type="image/png"/>
  <manifest:file-entry manifest:full-path="Pictures/10000001000001B900000127460971163A6D2076.png" manifest:media-type="image/png"/>
  <manifest:file-entry manifest:full-path="Pictures/10000001000002E2000002057AB6E050CE24B249.png" manifest:media-type="image/png"/>
  <manifest:file-entry manifest:full-path="Pictures/10000001000002DB000000D0F06475C8F5FA7DD9.png" manifest:media-type="image/png"/>
  <manifest:file-entry manifest:full-path="Pictures/100000010000032B000000D02B0F25D6B5F0F353.png" manifest:media-type="image/png"/>
  <manifest:file-entry manifest:full-path="Pictures/10000001000002390000012E51B384AC3C91959D.png" manifest:media-type="image/png"/>
  <manifest:file-entry manifest:full-path="Pictures/10000001000002DE0000038838911798B8F5DD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9.787cm"/>
    </style:style>
    <style:style style:name="gr2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2.496cm, 3.247cm, 17.617cm, 3.159cm)" draw:image-opacity="100%" style:mirror="none"/>
    </style:style>
    <style:style style:name="gr3" style:family="graphic" style:parent-style-name="Object_20_with_20_no_20_fill_20_and_20_no_20_line">
      <style:graphic-properties draw:stroke="none" draw:stroke-dash="Ultrafine_20_Dashe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227cm" fo:min-width="21.85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9.021cm" fo:min-width="21.85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9.529cm" fo:min-width="21.85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87cm" svg:height="8.001cm" svg:x="0.762cm" svg:y="0.76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89cm" svg:height="2.763cm" svg:x="1.466cm" svg:y="1.016cm">
            <draw:image xlink:href="Pictures/10000001000002DE0000038838911798B8F5DD8A.png" xlink:type="simple" xlink:show="embed" xlink:actuate="onLoad" draw:mime-type="image/png">
              <text:p/>
            </draw:image>
          </draw:frame>
          <draw:frame draw:style-name="gr3" draw:text-style-name="P2" draw:layer="layout" svg:width="8.142cm" svg:height="4.597cm" svg:x="1.984cm" svg:y="3.438cm">
            <draw:image xlink:href="Pictures/10000001000002390000012E51B384AC3C91959D.png" xlink:type="simple" xlink:show="embed" xlink:actuate="onLoad" draw:mime-type="image/png">
              <text:p/>
            </draw:image>
          </draw:frame>
        </draw:g>
        <draw:g>
          <draw:custom-shape draw:style-name="gr4" draw:text-style-name="P1" draw:layer="layout" svg:width="22.352cm" svg:height="6.477cm" svg:x="4.318cm" svg:y="1.14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1.457cm" svg:height="5.502cm" svg:x="4.906cm" svg:y="1.53cm">
            <draw:image xlink:href="Pictures/100000010000032B000000D02B0F25D6B5F0F353.png" xlink:type="simple" xlink:show="embed" xlink:actuate="onLoad" draw:mime-type="image/png">
              <text:p/>
            </draw:image>
          </draw:frame>
        </draw:g>
        <draw:g>
          <draw:custom-shape draw:style-name="gr6" draw:text-style-name="P1" draw:layer="layout" svg:width="22.352cm" svg:height="9.271cm" svg:x="1.27cm" svg:y="5.46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9.34cm" svg:height="5.502cm" svg:x="1.742cm" svg:y="5.801cm">
            <draw:image xlink:href="Pictures/10000001000002DB000000D0F06475C8F5FA7DD9.png" xlink:type="simple" xlink:show="embed" xlink:actuate="onLoad" draw:mime-type="image/png">
              <text:p/>
            </draw:image>
          </draw:frame>
          <draw:frame draw:style-name="gr5" draw:text-style-name="P3" draw:layer="layout" svg:width="6.587cm" svg:height="4.406cm" svg:x="8.255cm" svg:y="10.072cm">
            <draw:image xlink:href="Pictures/10000001000001B900000127460971163A6D2076.png" xlink:type="simple" xlink:show="embed" xlink:actuate="onLoad" draw:mime-type="image/png">
              <text:p/>
            </draw:image>
          </draw:frame>
        </draw:g>
        <draw:g>
          <draw:custom-shape draw:style-name="gr7" draw:text-style-name="P1" draw:layer="layout" svg:width="22.352cm" svg:height="9.779cm" svg:x="4.572cm" svg:y="3.04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1.483cm" svg:height="4.232cm" svg:x="5.207cm" svg:y="3.302cm">
            <draw:image xlink:href="Pictures/100000010000032C000000A0EBC0F7B3CCB4AFDC.png" xlink:type="simple" xlink:show="embed" xlink:actuate="onLoad" draw:mime-type="image/png">
              <text:p/>
            </draw:image>
          </draw:frame>
          <draw:frame draw:style-name="gr5" draw:text-style-name="P3" draw:layer="layout" svg:width="6.955cm" svg:height="4.872cm" svg:x="11.333cm" svg:y="7.447cm">
            <draw:image xlink:href="Pictures/10000001000002E2000002057AB6E050CE24B249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Default">
        <draw:g>
          <draw:custom-shape draw:style-name="gr1" draw:text-style-name="P1" draw:layer="layout" svg:width="10.287cm" svg:height="8.001cm" svg:x="0.762cm" svg:y="0.76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89cm" svg:height="2.763cm" svg:x="1.466cm" svg:y="1.016cm">
            <draw:image xlink:href="Pictures/10000001000002DE0000038838911798B8F5DD8A.png" xlink:type="simple" xlink:show="embed" xlink:actuate="onLoad" draw:mime-type="image/png">
              <text:p/>
            </draw:image>
          </draw:frame>
          <draw:frame draw:style-name="gr3" draw:text-style-name="P2" draw:layer="layout" svg:width="8.142cm" svg:height="4.597cm" svg:x="1.984cm" svg:y="3.438cm">
            <draw:image xlink:href="Pictures/10000001000002390000012E51B384AC3C91959D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g>
          <draw:custom-shape draw:style-name="gr4" draw:text-style-name="P1" draw:layer="layout" svg:width="22.352cm" svg:height="6.477cm" svg:x="4.318cm" svg:y="1.14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1.457cm" svg:height="5.502cm" svg:x="4.906cm" svg:y="1.53cm">
            <draw:image xlink:href="Pictures/100000010000032B000000D02B0F25D6B5F0F353.png" xlink:type="simple" xlink:show="embed" xlink:actuate="onLoad" draw:mime-type="image/png">
              <text:p/>
            </draw:image>
          </draw:frame>
        </draw:g>
      </draw:page>
      <draw:page draw:name="page4" draw:style-name="dp1" draw:master-page-name="Default">
        <draw:g>
          <draw:custom-shape draw:style-name="gr6" draw:text-style-name="P1" draw:layer="layout" svg:width="22.352cm" svg:height="9.271cm" svg:x="1.27cm" svg:y="5.46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9.34cm" svg:height="5.502cm" svg:x="1.742cm" svg:y="5.801cm">
            <draw:image xlink:href="Pictures/10000001000002DB000000D0F06475C8F5FA7DD9.png" xlink:type="simple" xlink:show="embed" xlink:actuate="onLoad" draw:mime-type="image/png">
              <text:p/>
            </draw:image>
          </draw:frame>
          <draw:frame draw:style-name="gr5" draw:text-style-name="P3" draw:layer="layout" svg:width="6.587cm" svg:height="4.406cm" svg:x="8.255cm" svg:y="10.072cm">
            <draw:image xlink:href="Pictures/10000001000001B900000127460971163A6D2076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g>
          <draw:custom-shape draw:style-name="gr7" draw:text-style-name="P1" draw:layer="layout" svg:width="22.352cm" svg:height="9.779cm" svg:x="4.572cm" svg:y="3.04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1.483cm" svg:height="4.232cm" svg:x="5.207cm" svg:y="3.302cm">
            <draw:image xlink:href="Pictures/100000010000032C000000A0EBC0F7B3CCB4AFDC.png" xlink:type="simple" xlink:show="embed" xlink:actuate="onLoad" draw:mime-type="image/png">
              <text:p/>
            </draw:image>
          </draw:frame>
          <draw:frame draw:style-name="gr5" draw:text-style-name="P3" draw:layer="layout" svg:width="6.955cm" svg:height="4.872cm" svg:x="11.333cm" svg:y="7.447cm">
            <draw:image xlink:href="Pictures/10000001000002E2000002057AB6E050CE24B249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2T21:41:20.370959037</meta:creation-date>
    <dc:date>2024-07-23T02:58:54.758953282</dc:date>
    <meta:editing-duration>PT43M52S</meta:editing-duration>
    <meta:editing-cycles>11</meta:editing-cycles>
    <meta:generator>LibreOffice/7.3.7.2$Linux_X86_64 LibreOffice_project/30$Build-2</meta:generator>
    <meta:document-statistic meta:object-count="30"/>
  </office:meta>
</office:document-meta>
</file>